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25cm" table:align="left"/>
    </style:style>
    <style:style style:name="Tabela1.A" style:family="table-column">
      <style:table-column-properties style:column-width="2.526cm"/>
    </style:style>
    <style:style style:name="Tabela1.B" style:family="table-column">
      <style:table-column-properties style:column-width="11.72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517cm"/>
    </style:style>
    <style:style style:name="Tabela2.B" style:family="table-column">
      <style:table-column-properties style:column-width="7.687cm"/>
    </style:style>
    <style:style style:name="Tabela2.C" style:family="table-column">
      <style:table-column-properties style:column-width="5.79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346cm"/>
    </style:style>
    <style:style style:name="Tabela3.B" style:family="table-column">
      <style:table-column-properties style:column-width="3.623cm"/>
    </style:style>
    <style:style style:name="Tabela3.C" style:family="table-column">
      <style:table-column-properties style:column-width="4.997cm"/>
    </style:style>
    <style:style style:name="Tabela3.D" style:family="table-column">
      <style:table-column-properties style:column-width="5.034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Heading_20_2" style:list-style-name="L4">
      <style:text-properties officeooo:paragraph-rsid="0014b8f0"/>
    </style:style>
    <style:style style:name="P2" style:family="paragraph" style:parent-style-name="Preformatted_20_Text" style:list-style-name="L3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 style:list-style-name="L3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T1" style:family="text">
      <style:text-properties officeooo:rsid="0014b8f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<text:span text:style-name="Strong_20_Emphasis">Lombok Log4j2</text:span> é a integração da biblioteca <text:span text:style-name="Strong_20_Emphasis">Lombok</text:span> com o <text:span text:style-name="Strong_20_Emphasis">Log4j2</text:span>, permitindo a geração automática de loggers (registradores de log) sem precisar escrever código manualmente.</text:p>
      <text:h text:style-name="Heading_20_3" text:outline-level="3">🔹 O que é Lombok?</text:h>
      <text:p text:style-name="Text_20_body">O <text:span text:style-name="Strong_20_Emphasis">Lombok</text:span> é uma biblioteca que reduz o código boilerplate em Java, gerando automaticamente <text:span text:style-name="Strong_20_Emphasis">getters, setters, construtores, métodos </text:span><text:span text:style-name="Strong_20_Emphasis"><text:span text:style-name="Source_20_Text">equals()</text:span></text:span><text:span text:style-name="Strong_20_Emphasis"> e </text:span><text:span text:style-name="Strong_20_Emphasis"><text:span text:style-name="Source_20_Text">hashCode()</text:span></text:span>, entre outros.</text:p>
      <text:h text:style-name="Heading_20_3" text:outline-level="3">🔹 O que é Log4j2?</text:h>
      <text:p text:style-name="Text_20_body">O <text:span text:style-name="Strong_20_Emphasis">Log4j2</text:span> é um framework de <text:span text:style-name="Strong_20_Emphasis">log para Java</text:span> desenvolvido pela Apache, muito utilizado para registrar eventos e depurações em aplicações.</text:p>
      <text:h text:style-name="Heading_20_3" text:outline-level="3">🔹 Integração Lombok + Log4j2</text:h>
      <text:p text:style-name="Text_20_body">O Lombok fornece a <text:span text:style-name="Strong_20_Emphasis">anotação </text:span><text:span text:style-name="Strong_20_Emphasis"><text:span text:style-name="Source_20_Text">@Log4j2</text:span></text:span>, que cria automaticamente uma instância do logger <text:span text:style-name="Strong_20_Emphasis">Log4j2</text:span> na classe.</text:p>
      <text:h text:style-name="Heading_20_4" text:outline-level="4">🔹 Exemplo sem Lombok:</text:h>
      <text:p text:style-name="Preformatted_20_Text"><text:span text:style-name="Source_20_Text">import org.apache.logging.log4j.LogManager;</text:span></text:p>
      <text:p text:style-name="Preformatted_20_Text"><text:span text:style-name="Source_20_Text">import org.apache.logging.log4j.Logger;</text:span></text:p>
      <text:p text:style-name="Preformatted_20_Text"/>
      <text:p text:style-name="Preformatted_20_Text"><text:span text:style-name="Source_20_Text">public class Exemplo {</text:span></text:p>
      <text:p text:style-name="Preformatted_20_Text"><text:span text:style-name="Source_20_Text"><text:s text:c="4"/>private static final Logger logger = LogManager.getLogger(Exemplo.class);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logger.info("Exemplo de log com Log4j2"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Text_20_body">Note que temos que declarar manualmente a instância do <text:span text:style-name="Strong_20_Emphasis">Logger</text:span>.</text:p>
      <text:p text:style-name="Horizontal_20_Line"/>
      <text:h text:style-name="Heading_20_4" text:outline-level="4">🔹 Exemplo com Lombok:</text:h>
      <text:p text:style-name="Preformatted_20_Text"><text:span text:style-name="Source_20_Text">import lombok.extern.log4j2.Log4j2;</text:span></text:p>
      <text:p text:style-name="Preformatted_20_Text"/>
      <text:p text:style-name="Preformatted_20_Text"><text:span text:style-name="Source_20_Text">@Log4j2</text:span></text:p>
      <text:p text:style-name="Preformatted_20_Text"><text:span text:style-name="Source_20_Text">public class Exemplo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log.info("Exemplo de log com Lombok e Log4j2"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Text_20_body">✅ <text:span text:style-name="Strong_20_Emphasis">Vantagem</text:span>: O <text:span text:style-name="Strong_20_Emphasis">Lombok gera automaticamente a instância </text:span><text:span text:style-name="Strong_20_Emphasis"><text:span text:style-name="Source_20_Text">log</text:span></text:span>, sem precisar escrever <text:span text:style-name="Source_20_Text">private static final Logger logger = LogManager.getLogger(Exemplo.class);</text:span>.</text:p>
      <text:h text:style-name="Heading_20_3" text:outline-level="3">🔹 Dependências no <text:span text:style-name="Source_20_Text">pom.xml</text:span></text:h>
      <text:p text:style-name="Text_20_body">Para usar <text:span text:style-name="Strong_20_Emphasis">Lombok + Log4j2</text:span>, você precisa adicionar as dependências no <text:span text:style-name="Strong_20_Emphasis">Maven</text:span>:</text:p>
      <text:p text:style-name="Preformatted_20_Text"><text:span text:style-name="Source_20_Text">&lt;dependencies&gt;</text:span></text:p>
      <text:p text:style-name="Preformatted_20_Text"><text:span text:style-name="Source_20_Text"><text:s text:c="4"/>&lt;!-- Lombok --&gt;</text:span></text:p>
      <text:p text:style-name="Preformatted_20_Text"><text:span text:style-name="Source_20_Text"><text:s text:c="4"/>&lt;dependency&gt;</text:span></text:p>
      <text:p text:style-name="Preformatted_20_Text"><text:span text:style-name="Source_20_Text"><text:s text:c="8"/>&lt;groupId&gt;org.projectlombok&lt;/groupId&gt;</text:span></text:p>
      <text:p text:style-name="Preformatted_20_Text"><text:soft-page-break/><text:span text:style-name="Source_20_Text"><text:s text:c="8"/>&lt;artifactId&gt;lombok&lt;/artifactId&gt;</text:span></text:p>
      <text:p text:style-name="Preformatted_20_Text"><text:span text:style-name="Source_20_Text"><text:s text:c="8"/>&lt;version&gt;1.18.28&lt;/version&gt;</text:span></text:p>
      <text:p text:style-name="Preformatted_20_Text"><text:span text:style-name="Source_20_Text"><text:s text:c="8"/>&lt;scope&gt;provided&lt;/scope&gt;</text:span></text:p>
      <text:p text:style-name="Preformatted_20_Text"><text:span text:style-name="Source_20_Text"><text:s text:c="4"/>&lt;/dependency&gt;</text:span></text:p>
      <text:p text:style-name="Preformatted_20_Text"/>
      <text:p text:style-name="Preformatted_20_Text"><text:span text:style-name="Source_20_Text"><text:s text:c="4"/>&lt;!-- Log4j2 --&gt;</text:span></text:p>
      <text:p text:style-name="Preformatted_20_Text"><text:span text:style-name="Source_20_Text"><text:s text:c="4"/>&lt;dependency&gt;</text:span></text:p>
      <text:p text:style-name="Preformatted_20_Text"><text:span text:style-name="Source_20_Text"><text:s text:c="8"/>&lt;groupId&gt;org.apache.logging.log4j&lt;/groupId&gt;</text:span></text:p>
      <text:p text:style-name="Preformatted_20_Text"><text:span text:style-name="Source_20_Text"><text:s text:c="8"/>&lt;artifactId&gt;log4j-core&lt;/artifactId&gt;</text:span></text:p>
      <text:p text:style-name="Preformatted_20_Text"><text:span text:style-name="Source_20_Text"><text:s text:c="8"/>&lt;version&gt;2.20.0&lt;/version&gt;</text:span></text:p>
      <text:p text:style-name="Preformatted_20_Text"><text:span text:style-name="Source_20_Text"><text:s text:c="4"/>&lt;/dependency&gt;</text:span></text:p>
      <text:p text:style-name="Preformatted_20_Text"/>
      <text:p text:style-name="Preformatted_20_Text"><text:span text:style-name="Source_20_Text"><text:s text:c="4"/>&lt;dependency&gt;</text:span></text:p>
      <text:p text:style-name="Preformatted_20_Text"><text:span text:style-name="Source_20_Text"><text:s text:c="8"/>&lt;groupId&gt;org.apache.logging.log4j&lt;/groupId&gt;</text:span></text:p>
      <text:p text:style-name="Preformatted_20_Text"><text:span text:style-name="Source_20_Text"><text:s text:c="8"/>&lt;artifactId&gt;log4j-api&lt;/artifactId&gt;</text:span></text:p>
      <text:p text:style-name="Preformatted_20_Text"><text:span text:style-name="Source_20_Text"><text:s text:c="8"/>&lt;version&gt;2.20.0&lt;/version&gt;</text:span></text:p>
      <text:p text:style-name="Preformatted_20_Text"><text:span text:style-name="Source_20_Text"><text:s text:c="4"/>&lt;/dependency&gt;</text:span></text:p>
      <text:p text:style-name="P3"><text:span text:style-name="Source_20_Text">&lt;/dependencies&gt;</text:span></text:p>
      <text:p text:style-name="Text_20_body">Se você estiver desenvolvendo em <text:span text:style-name="Strong_20_Emphasis">Spring Boot</text:span>, o <text:span text:style-name="Strong_20_Emphasis">Log4j2</text:span> pode substituir o <text:span text:style-name="Source_20_Text">slf4j</text:span> com outra anotação: <text:span text:style-name="Source_20_Text">@Slf4j</text:span>.</text:p>
      <text:p text:style-name="Text_20_body"><text:span text:style-name="Strong_20_Emphasis"/></text:p>
      <text:list xml:id="list3364964884" text:style-name="L4">
        <text:list-item>
          <text:list>
            <text:list-item>
              <text:h text:style-name="P1" text:outline-level="2"><text:span text:style-name="Source_20_Text">ResultSet </text:span><text:span text:style-name="Source_20_Text"><text:span text:style-name="T1">e Statement</text:span></text:span></text:h>
            </text:list-item>
          </text:list>
        </text:list-item>
      </text:list>
      <text:p text:style-name="Text_20_body">Em Java, quando trabalhamos com <text:span text:style-name="Strong_20_Emphasis">bancos de dados</text:span> usando JDBC (Java Database Connectivity), <text:span text:style-name="Strong_20_Emphasis"><text:span text:style-name="Source_20_Text">ResultSet</text:span></text:span> e <text:span text:style-name="Strong_20_Emphasis"><text:span text:style-name="Source_20_Text">Statement</text:span></text:span> são dois conceitos fundamentais para executar consultas e recuperar resultados.</text:p>
      <text:p text:style-name="Horizontal_20_Line"/>
      <text:h text:style-name="Heading_20_2" text:outline-level="2">🔹 <text:span text:style-name="Strong_20_Emphasis">O que é </text:span><text:span text:style-name="Strong_20_Emphasis"><text:span text:style-name="Source_20_Text">Statement</text:span></text:span><text:span text:style-name="Strong_20_Emphasis">?</text:span></text:h>
      <text:p text:style-name="Text_20_body">O <text:span text:style-name="Source_20_Text">Statement</text:span> é uma interface do JDBC usada para <text:span text:style-name="Strong_20_Emphasis">enviar comandos SQL</text:span> ao banco de dados.</text:p>
      <text:h text:style-name="Heading_20_3" text:outline-level="3">Exemplo:</text:h>
      <text:p text:style-name="P3"><text:span text:style-name="Source_20_Text">Statement stmt = connection.createStatement();</text:span></text:p>
      <text:p text:style-name="Text_20_body">Ele permite <text:span text:style-name="Strong_20_Emphasis">executar consultas SQL</text:span> como <text:span text:style-name="Source_20_Text">SELECT</text:span>, <text:span text:style-name="Source_20_Text">INSERT</text:span>, <text:span text:style-name="Source_20_Text">UPDATE</text:span> e <text:span text:style-name="Source_20_Text">DELETE</text:span>.</text:p>
      <text:h text:style-name="Heading_20_3" text:outline-level="3">🔹 Métodos principais de <text:span text:style-name="Source_20_Text">Statement</text:span>:</text:h>
      <text:list xml:id="list1468237429" text:style-name="L1">
        <text:list-item>
          <text:p text:style-name="P5"><text:span text:style-name="Source_20_Text">executeQuery(sql)</text:span> → Executa uma consulta (<text:span text:style-name="Source_20_Text">SELECT</text:span>) e retorna um <text:span text:style-name="Strong_20_Emphasis">ResultSet</text:span>.</text:p>
        </text:list-item>
        <text:list-item>
          <text:p text:style-name="P5"><text:span text:style-name="Source_20_Text">executeUpdate(sql)</text:span> → Executa um <text:span text:style-name="Strong_20_Emphasis">INSERT, UPDATE ou DELETE</text:span>, retornando o número de linhas afetadas.</text:p>
        </text:list-item>
        <text:list-item>
          <text:p text:style-name="P5"><text:span text:style-name="Source_20_Text">execute(sql)</text:span> → Para comandos SQL genéricos.</text:p>
        </text:list-item>
      </text:list>
      <text:h text:style-name="Heading_20_3" text:outline-level="3">Exemplo de uso:</text:h>
      <text:p text:style-name="Preformatted_20_Text"><text:span text:style-name="Source_20_Text">Statement stmt = connection.createStatement();</text:span></text:p>
      <text:p text:style-name="Preformatted_20_Text"><text:span text:style-name="Source_20_Text">String sql = "INSERT INTO clientes (nome, idade) VALUES ('Carlos', 30)";</text:span></text:p>
      <text:p text:style-name="Preformatted_20_Text"><text:span text:style-name="Source_20_Text">int linhasAfetadas = stmt.executeUpdate(sql);</text:span></text:p>
      <text:p text:style-name="P3"><text:soft-page-break/><text:span text:style-name="Source_20_Text">System.out.println("Linhas inseridas: " + linhasAfetadas);</text:span></text:p>
      <text:p text:style-name="Horizontal_20_Line"/>
      <text:h text:style-name="Heading_20_2" text:outline-level="2">🔹 <text:span text:style-name="Strong_20_Emphasis">O que é </text:span><text:span text:style-name="Strong_20_Emphasis"><text:span text:style-name="Source_20_Text">ResultSet</text:span></text:span><text:span text:style-name="Strong_20_Emphasis">?</text:span></text:h>
      <text:p text:style-name="Text_20_body">O <text:span text:style-name="Source_20_Text">ResultSet</text:span> é uma interface que <text:span text:style-name="Strong_20_Emphasis">armazena os resultados de uma consulta SQL (</text:span><text:span text:style-name="Strong_20_Emphasis"><text:span text:style-name="Source_20_Text">SELECT</text:span></text:span><text:span text:style-name="Strong_20_Emphasis">)</text:span>. Ele permite percorrer os registros retornados pelo banco.</text:p>
      <text:h text:style-name="Heading_20_3" text:outline-level="3">🔹 Como obter um <text:span text:style-name="Source_20_Text">ResultSet</text:span>?</text:h>
      <text:p text:style-name="Text_20_body">Ele é obtido ao chamar <text:span text:style-name="Source_20_Text">executeQuery()</text:span> no <text:span text:style-name="Source_20_Text">Statement</text:span>:</text:p>
      <text:p text:style-name="Preformatted_20_Text"><text:span text:style-name="Source_20_Text">Statement stmt = connection.createStatement();</text:span></text:p>
      <text:p text:style-name="P3"><text:span text:style-name="Source_20_Text">ResultSet rs = stmt.executeQuery("SELECT * FROM clientes");</text:span></text:p>
      <text:h text:style-name="Heading_20_3" text:outline-level="3">🔹 Como percorrer os resultados?</text:h>
      <text:p text:style-name="Text_20_body">O método <text:span text:style-name="Source_20_Text">rs.next()</text:span> move o cursor para o próximo registro e retorna <text:span text:style-name="Source_20_Text">false</text:span> quando não houver mais dados.</text:p>
      <text:p text:style-name="Preformatted_20_Text"><text:span text:style-name="Source_20_Text">while (rs.next()) {</text:span></text:p>
      <text:p text:style-name="Preformatted_20_Text"><text:span text:style-name="Source_20_Text"><text:s text:c="4"/>int id = rs.getInt("id");</text:span></text:p>
      <text:p text:style-name="Preformatted_20_Text"><text:span text:style-name="Source_20_Text"><text:s text:c="4"/>String nome = rs.getString("nome");</text:span></text:p>
      <text:p text:style-name="Preformatted_20_Text"><text:span text:style-name="Source_20_Text"><text:s text:c="4"/>int idade = rs.getInt("idade");</text:span></text:p>
      <text:p text:style-name="Preformatted_20_Text"><text:span text:style-name="Source_20_Text"><text:s text:c="4"/>System.out.println("ID: " + id + ", Nome: " + nome + ", Idade: " + idade);</text:span></text:p>
      <text:p text:style-name="P3"><text:span text:style-name="Source_20_Text">}</text:span></text:p>
      <text:h text:style-name="Heading_20_3" text:outline-level="3">🔹 Métodos principais do <text:span text:style-name="Source_20_Text">ResultSet</text:span>:</text:h>
      <text:list xml:id="list1468123168" text:style-name="L2">
        <text:list-item>
          <text:p text:style-name="P6"><text:span text:style-name="Source_20_Text">next()</text:span> → Move para o próximo registro.</text:p>
        </text:list-item>
        <text:list-item>
          <text:p text:style-name="P6"><text:span text:style-name="Source_20_Text">getInt(coluna)</text:span>, <text:span text:style-name="Source_20_Text">getString(coluna)</text:span>, <text:span text:style-name="Source_20_Text">getDouble(coluna)</text:span>, etc. → Recupera valores das colunas.</text:p>
        </text:list-item>
        <text:list-item>
          <text:p text:style-name="P6"><text:span text:style-name="Source_20_Text">close()</text:span> → Fecha o <text:span text:style-name="Source_20_Text">ResultSet</text:span> para liberar recursos.</text:p>
        </text:list-item>
      </text:list>
      <text:p text:style-name="Horizontal_20_Line"/>
      <text:h text:style-name="Heading_20_2" text:outline-level="2">🔹 <text:span text:style-name="Strong_20_Emphasis">Boas práticas</text:span></text:h>
      <text:list xml:id="list3465189364" text:style-name="L3">
        <text:list-item>
          <text:p text:style-name="P7"><text:span text:style-name="Strong_20_Emphasis">Use </text:span><text:span text:style-name="Strong_20_Emphasis"><text:span text:style-name="Source_20_Text">PreparedStatement</text:span></text:span><text:span text:style-name="Strong_20_Emphasis"> ao invés de </text:span><text:span text:style-name="Strong_20_Emphasis"><text:span text:style-name="Source_20_Text">Statement</text:span></text:span><text:line-break/>O <text:span text:style-name="Source_20_Text">Statement</text:span> é vulnerável a <text:span text:style-name="Strong_20_Emphasis">SQL Injection</text:span>. Prefira <text:span text:style-name="Source_20_Text">PreparedStatement</text:span> para segurança e desempenho:</text:p>
          <text:p text:style-name="P2"><text:span text:style-name="Source_20_Text">PreparedStatement pstmt = connection.prepareStatement("SELECT * FROM clientes WHERE idade &gt; ?");</text:span></text:p>
          <text:p text:style-name="P2"><text:span text:style-name="Source_20_Text">pstmt.setInt(1, 18);</text:span></text:p>
          <text:p text:style-name="P4"><text:span text:style-name="Source_20_Text">ResultSet rs = pstmt.executeQuery();</text:span></text:p>
        </text:list-item>
        <text:list-item>
          <text:p text:style-name="P7"><text:span text:style-name="Strong_20_Emphasis">Sempre feche os recursos (</text:span><text:span text:style-name="Strong_20_Emphasis"><text:span text:style-name="Source_20_Text">ResultSet</text:span></text:span><text:span text:style-name="Strong_20_Emphasis">, </text:span><text:span text:style-name="Strong_20_Emphasis"><text:span text:style-name="Source_20_Text">Statement</text:span></text:span><text:span text:style-name="Strong_20_Emphasis">, </text:span><text:span text:style-name="Strong_20_Emphasis"><text:span text:style-name="Source_20_Text">Connection</text:span></text:span><text:span text:style-name="Strong_20_Emphasis">)</text:span></text:p>
          <text:p text:style-name="P2"><text:span text:style-name="Source_20_Text">rs.close();</text:span></text:p>
          <text:p text:style-name="P2"><text:span text:style-name="Source_20_Text">stmt.close();</text:span></text:p>
          <text:p text:style-name="P4"><text:span text:style-name="Source_20_Text">connection.close();</text:span></text:p>
        </text:list-item>
      </text:list>
      <text:p text:style-name="Horizontal_20_Line"><text:soft-page-break/></text:p>
      <text:h text:style-name="Heading_20_2" text:outline-level="2">🚀 <text:span text:style-name="Strong_20_Emphasis">Resumo</text:span></text:h>
      <table:table table:name="Tabela1" table:style-name="Tabela1">
        <table:table-column table:style-name="Tabela1.A"/>
        <table:table-column table:style-name="Tabela1.B"/>
        <table:table-header-rows>
          <table:table-row table:style-name="TableLine94230392709632">
            <table:table-cell table:style-name="Tabela1.A1" office:value-type="string">
              <text:p text:style-name="Table_20_Heading">Componente</text:p>
            </table:table-cell>
            <table:table-cell table:style-name="Tabela1.A1" office:value-type="string">
              <text:p text:style-name="Table_20_Heading">Função</text:p>
            </table:table-cell>
          </table:table-row>
        </table:table-header-rows>
        <table:table-row table:style-name="TableLine94230392709632">
          <table:table-cell table:style-name="Tabela1.A1" office:value-type="string">
            <text:p text:style-name="Table_20_Contents"><text:span text:style-name="Source_20_Text">Statement</text:span></text:p>
          </table:table-cell>
          <table:table-cell table:style-name="Tabela1.A1" office:value-type="string">
            <text:p text:style-name="Table_20_Contents">Executa comandos SQL (SELECT, INSERT, UPDATE, DELETE)</text:p>
          </table:table-cell>
        </table:table-row>
        <table:table-row table:style-name="TableLine94230392709632">
          <table:table-cell table:style-name="Tabela1.A1" office:value-type="string">
            <text:p text:style-name="Table_20_Contents"><text:span text:style-name="Source_20_Text">ResultSet</text:span></text:p>
          </table:table-cell>
          <table:table-cell table:style-name="Tabela1.A1" office:value-type="string">
            <text:p text:style-name="Table_20_Contents">Armazena os resultados de uma consulta SQL</text:p>
          </table:table-cell>
        </table:table-row>
      </table:table>
      <text:p text:style-name="Text_20_body"/>
      <text:p text:style-name="Preformatted_20_Text"/>
      <text:h text:style-name="Heading_20_3" text:outline-level="3">🔹 <text:span text:style-name="Strong_20_Emphasis">O que é </text:span><text:span text:style-name="Strong_20_Emphasis"><text:span text:style-name="Source_20_Text">PreparedStatement</text:span></text:span><text:span text:style-name="Strong_20_Emphasis">?</text:span></text:h>
      <text:p text:style-name="Text_20_body">O <text:span text:style-name="Source_20_Text">PreparedStatement</text:span> é uma interface do <text:span text:style-name="Strong_20_Emphasis">JDBC</text:span> que permite <text:span text:style-name="Strong_20_Emphasis">executar comandos SQL de forma mais segura e eficiente</text:span>, evitando SQL Injection e melhorando a performance. Ele é uma versão aprimorada do <text:span text:style-name="Source_20_Text">Statement</text:span>, pois permite <text:span text:style-name="Strong_20_Emphasis">definir parâmetros dinâmicos (?)</text:span> e reutilizar a consulta preparada.</text:p>
      <text:p text:style-name="Horizontal_20_Line"/>
      <text:h text:style-name="Heading_20_2" text:outline-level="2">🚀 <text:span text:style-name="Strong_20_Emphasis">Vantagens do </text:span><text:span text:style-name="Strong_20_Emphasis"><text:span text:style-name="Source_20_Text">PreparedStatement</text:span></text:span></text:h>
      <text:p text:style-name="Text_20_body">✅ <text:span text:style-name="Strong_20_Emphasis">Evita SQL Injection</text:span> → Como os parâmetros são vinculados, os valores do usuário não alteram a estrutura da consulta SQL.<text:line-break/>✅ <text:span text:style-name="Strong_20_Emphasis">Melhor desempenho</text:span> → A consulta SQL é <text:span text:style-name="Strong_20_Emphasis">pré-compilada</text:span> pelo banco de dados, reduzindo o tempo de execução em execuções repetitivas.<text:line-break/>✅ <text:span text:style-name="Strong_20_Emphasis">Código mais organizado e legível</text:span> → Substitui concatenações de strings perigosas.</text:p>
      <text:p text:style-name="Horizontal_20_Line"/>
      <text:h text:style-name="Heading_20_2" text:outline-level="2">🔹 <text:span text:style-name="Strong_20_Emphasis">Exemplo de uso do </text:span><text:span text:style-name="Strong_20_Emphasis"><text:span text:style-name="Source_20_Text">PreparedStatement</text:span></text:span></text:h>
      <text:h text:style-name="Heading_20_3" text:outline-level="3">📌 <text:span text:style-name="Strong_20_Emphasis">Exemplo: Inserindo dados de forma segura</text:span></text:h>
      <text:p text:style-name="Preformatted_20_Text"><text:span text:style-name="Source_20_Text">import java.sql.*;</text:span></text:p>
      <text:p text:style-name="Preformatted_20_Text"/>
      <text:p text:style-name="Preformatted_20_Text"><text:span text:style-name="Source_20_Text">public class ExemploPreparedStatement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tring url = "jdbc:mysql://localhost:3306/meu_banco";</text:span></text:p>
      <text:p text:style-name="Preformatted_20_Text"><text:span text:style-name="Source_20_Text"><text:s text:c="8"/>String usuario = "root";</text:span></text:p>
      <text:p text:style-name="Preformatted_20_Text"><text:span text:style-name="Source_20_Text"><text:s text:c="8"/>String senha = "123456";</text:span></text:p>
      <text:p text:style-name="Preformatted_20_Text"/>
      <text:p text:style-name="Preformatted_20_Text"><text:span text:style-name="Source_20_Text"><text:s text:c="8"/>String sql = "INSERT INTO clientes (nome, idade) VALUES (?, ?)";</text:span></text:p>
      <text:p text:style-name="Preformatted_20_Text"/>
      <text:p text:style-name="Preformatted_20_Text"><text:span text:style-name="Source_20_Text"><text:s text:c="8"/>try (Connection conn = DriverManager.getConnection(url, usuario, senha);</text:span></text:p>
      <text:p text:style-name="Preformatted_20_Text"><text:span text:style-name="Source_20_Text"><text:s text:c="13"/>PreparedStatement pstmt = conn.prepareStatement(sql)) {</text:span></text:p>
      <text:p text:style-name="Preformatted_20_Text"/>
      <text:p text:style-name="Preformatted_20_Text"><text:span text:style-name="Source_20_Text"><text:s text:c="12"/>// Definindo os parâmetros</text:span></text:p>
      <text:p text:style-name="Preformatted_20_Text"><text:span text:style-name="Source_20_Text"><text:s text:c="12"/>pstmt.setString(1, "Carlos");</text:span></text:p>
      <text:p text:style-name="Preformatted_20_Text"><text:span text:style-name="Source_20_Text"><text:s text:c="12"/>pstmt.setInt(2, 30);</text:span></text:p>
      <text:p text:style-name="Preformatted_20_Text"/>
      <text:p text:style-name="Preformatted_20_Text"><text:span text:style-name="Source_20_Text"><text:s text:c="12"/>// Executando a inserção</text:span></text:p>
      <text:p text:style-name="Preformatted_20_Text"><text:span text:style-name="Source_20_Text"><text:s text:c="12"/>int linhasAfetadas = pstmt.executeUpdate();</text:span></text:p>
      <text:p text:style-name="Preformatted_20_Text"><text:span text:style-name="Source_20_Text"><text:s text:c="12"/>System.out.println("Linhas inseridas: " + linhasAfetadas);</text:span></text:p>
      <text:p text:style-name="Preformatted_20_Text"/>
      <text:p text:style-name="Preformatted_20_Text"><text:soft-page-break/><text:span text:style-name="Source_20_Text"><text:s text:c="8"/>} catch (SQLException e) {</text:span></text:p>
      <text:p text:style-name="Preformatted_20_Text"><text:span text:style-name="Source_20_Text"><text:s text:c="12"/>e.printStackTrace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Text_20_body">🔹 <text:span text:style-name="Strong_20_Emphasis">Explicação:</text:span></text:p>
      <text:list xml:id="list1413901122" text:style-name="L5">
        <text:list-item>
          <text:p text:style-name="P8">A consulta <text:span text:style-name="Source_20_Text">INSERT INTO clientes (nome, idade) VALUES (?, ?)</text:span> possui <text:span text:style-name="Strong_20_Emphasis">"placeholders" (</text:span><text:span text:style-name="Strong_20_Emphasis"><text:span text:style-name="Source_20_Text">?</text:span></text:span><text:span text:style-name="Strong_20_Emphasis">)</text:span> para os valores.</text:p>
        </text:list-item>
        <text:list-item>
          <text:p text:style-name="P8">O método <text:span text:style-name="Source_20_Text">pstmt.setString(1, "Carlos")</text:span> substitui o <text:span text:style-name="Strong_20_Emphasis">primeiro </text:span><text:span text:style-name="Strong_20_Emphasis"><text:span text:style-name="Source_20_Text">?</text:span></text:span> pelo nome "Carlos".</text:p>
        </text:list-item>
        <text:list-item>
          <text:p text:style-name="P8">O método <text:span text:style-name="Source_20_Text">pstmt.setInt(2, 30)</text:span> substitui o <text:span text:style-name="Strong_20_Emphasis">segundo </text:span><text:span text:style-name="Strong_20_Emphasis"><text:span text:style-name="Source_20_Text">?</text:span></text:span> pela idade <text:span text:style-name="Source_20_Text">30</text:span>.</text:p>
        </text:list-item>
        <text:list-item>
          <text:p text:style-name="P8">O <text:span text:style-name="Source_20_Text">executeUpdate()</text:span> executa a consulta no banco.</text:p>
        </text:list-item>
      </text:list>
      <text:p text:style-name="Horizontal_20_Line"/>
      <text:h text:style-name="Heading_20_2" text:outline-level="2">🔹 <text:span text:style-name="Strong_20_Emphasis">Exemplo: Consulta (</text:span><text:span text:style-name="Strong_20_Emphasis"><text:span text:style-name="Source_20_Text">SELECT</text:span></text:span><text:span text:style-name="Strong_20_Emphasis">) com </text:span><text:span text:style-name="Strong_20_Emphasis"><text:span text:style-name="Source_20_Text">PreparedStatement</text:span></text:span></text:h>
      <text:p text:style-name="Preformatted_20_Text"><text:span text:style-name="Source_20_Text">String sql = "SELECT * FROM clientes WHERE idade &gt; ?";</text:span></text:p>
      <text:p text:style-name="Preformatted_20_Text"><text:span text:style-name="Source_20_Text">try (PreparedStatement pstmt = conn.prepareStatement(sql)) {</text:span></text:p>
      <text:p text:style-name="Preformatted_20_Text"><text:span text:style-name="Source_20_Text"><text:s text:c="4"/>pstmt.setInt(1, 25); // Define o valor do primeiro "?"</text:span></text:p>
      <text:p text:style-name="Preformatted_20_Text"><text:span text:style-name="Source_20_Text"><text:s text:c="4"/>ResultSet rs = pstmt.executeQuery();</text:span></text:p>
      <text:p text:style-name="Preformatted_20_Text"/>
      <text:p text:style-name="Preformatted_20_Text"><text:span text:style-name="Source_20_Text"><text:s text:c="4"/>while (rs.next()) {</text:span></text:p>
      <text:p text:style-name="Preformatted_20_Text"><text:span text:style-name="Source_20_Text"><text:s text:c="8"/>System.out.println("Nome: " + rs.getString("nome") + ", Idade: " + rs.getInt("idade")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Text_20_body">🔹 <text:span text:style-name="Strong_20_Emphasis">Explicação:</text:span></text:p>
      <text:list xml:id="list4089241268" text:style-name="L6">
        <text:list-item>
          <text:p text:style-name="P9">A consulta busca clientes com idade maior que 25 (<text:span text:style-name="Source_20_Text">WHERE idade &gt; ?</text:span>).</text:p>
        </text:list-item>
        <text:list-item>
          <text:p text:style-name="P9">O parâmetro <text:span text:style-name="Source_20_Text">?</text:span> é substituído pelo valor <text:span text:style-name="Source_20_Text">25</text:span> (<text:span text:style-name="Source_20_Text">pstmt.setInt(1, 25)</text:span>).</text:p>
        </text:list-item>
        <text:list-item>
          <text:p text:style-name="P9">O <text:span text:style-name="Source_20_Text">ResultSet</text:span> percorre os resultados e exibe os dados.</text:p>
        </text:list-item>
      </text:list>
      <text:p text:style-name="Horizontal_20_Line"/>
      <text:h text:style-name="Heading_20_2" text:outline-level="2">🔹 <text:span text:style-name="Strong_20_Emphasis">Comparação </text:span><text:span text:style-name="Strong_20_Emphasis"><text:span text:style-name="Source_20_Text">Statement</text:span></text:span><text:span text:style-name="Strong_20_Emphasis"> vs </text:span><text:span text:style-name="Strong_20_Emphasis"><text:span text:style-name="Source_20_Text">PreparedStatement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94230438917776">
            <table:table-cell table:style-name="Tabela2.A1" office:value-type="string">
              <text:p text:style-name="Table_20_Heading">Característica</text:p>
            </table:table-cell>
            <table:table-cell table:style-name="Tabela2.A1" office:value-type="string">
              <text:p text:style-name="Table_20_Heading"><text:span text:style-name="Source_20_Text">Statement</text:span></text:p>
            </table:table-cell>
            <table:table-cell table:style-name="Tabela2.A1" office:value-type="string">
              <text:p text:style-name="Table_20_Heading"><text:span text:style-name="Source_20_Text">PreparedStatement</text:span></text:p>
            </table:table-cell>
          </table:table-row>
        </table:table-header-rows>
        <table:table-row table:style-name="TableLine94230438917776">
          <table:table-cell table:style-name="Tabela2.A1" office:value-type="string">
            <text:p text:style-name="Table_20_Contents"><text:span text:style-name="Strong_20_Emphasis">Segurança</text:span></text:p>
          </table:table-cell>
          <table:table-cell table:style-name="Tabela2.A1" office:value-type="string">
            <text:p text:style-name="Table_20_Contents">Vulnerável a SQL Injection</text:p>
          </table:table-cell>
          <table:table-cell table:style-name="Tabela2.A1" office:value-type="string">
            <text:p text:style-name="Table_20_Contents">Protegido contra SQL Injection</text:p>
          </table:table-cell>
        </table:table-row>
        <table:table-row table:style-name="TableLine94230438917776">
          <table:table-cell table:style-name="Tabela2.A1" office:value-type="string">
            <text:p text:style-name="Table_20_Contents"><text:span text:style-name="Strong_20_Emphasis">Performance</text:span></text:p>
          </table:table-cell>
          <table:table-cell table:style-name="Tabela2.A1" office:value-type="string">
            <text:p text:style-name="Table_20_Contents">Menos eficiente (consulta recompilada sempre)</text:p>
          </table:table-cell>
          <table:table-cell table:style-name="Tabela2.A1" office:value-type="string">
            <text:p text:style-name="Table_20_Contents">Mais eficiente (consulta pré-compilada)</text:p>
          </table:table-cell>
        </table:table-row>
        <table:table-row table:style-name="TableLine94230438917776">
          <table:table-cell table:style-name="Tabela2.A1" office:value-type="string">
            <text:p text:style-name="Table_20_Contents"><text:span text:style-name="Strong_20_Emphasis">Parâmetros dinâmicos</text:span></text:p>
          </table:table-cell>
          <table:table-cell table:style-name="Tabela2.A1" office:value-type="string">
            <text:p text:style-name="Table_20_Contents">Feito por concatenação manual (<text:span text:style-name="Source_20_Text">"WHERE nome = '"+valor+"'"</text:span>)</text:p>
          </table:table-cell>
          <table:table-cell table:style-name="Tabela2.A1" office:value-type="string">
            <text:p text:style-name="Table_20_Contents">Usa <text:span text:style-name="Source_20_Text">?</text:span>, evitando erros e ataques</text:p>
          </table:table-cell>
        </table:table-row>
        <table:table-row table:style-name="TableLine94230438917776">
          <table:table-cell table:style-name="Tabela2.A1" office:value-type="string">
            <text:p text:style-name="Table_20_Contents"><text:span text:style-name="Strong_20_Emphasis">Recomendado para</text:span></text:p>
          </table:table-cell>
          <table:table-cell table:style-name="Tabela2.A1" office:value-type="string">
            <text:p text:style-name="Table_20_Contents">Consultas simples, testes rápidos</text:p>
          </table:table-cell>
          <table:table-cell table:style-name="Tabela2.A1" office:value-type="string">
            <text:p text:style-name="Table_20_Contents">Aplicações reais, código seguro</text:p>
          </table:table-cell>
        </table:table-row>
      </table:table>
      <text:p text:style-name="Horizontal_20_Line"/>
      <text:h text:style-name="Heading_20_2" text:outline-level="2"><text:soft-page-break/>📌 <text:span text:style-name="Strong_20_Emphasis">Conclusão</text:span></text:h>
      <text:list xml:id="list3573152590" text:style-name="L7">
        <text:list-item>
          <text:p text:style-name="P10"><text:span text:style-name="Strong_20_Emphasis"><text:span text:style-name="Source_20_Text">PreparedStatement</text:span></text:span> deve ser usado sempre que houver <text:span text:style-name="Strong_20_Emphasis">valores dinâmicos</text:span> na consulta SQL.</text:p>
        </text:list-item>
        <text:list-item>
          <text:p text:style-name="P10"><text:span text:style-name="Strong_20_Emphasis">Evita SQL Injection</text:span> e melhora a performance em comandos repetitivos.</text:p>
        </text:list-item>
        <text:list-item>
          <text:p text:style-name="P10"><text:span text:style-name="Strong_20_Emphasis">Facilita a manutenção do código</text:span> e melhora a organização.</text:p>
        </text:list-item>
      </text:list>
      <text:p text:style-name="Text_20_body"><text:span text:style-name="Strong_20_Emphasis"/></text:p>
      <text:h text:style-name="Heading_20_3" text:outline-level="3"><text:span text:style-name="Strong_20_Emphasis">🔹 O que é </text:span><text:span text:style-name="Strong_20_Emphasis"><text:span text:style-name="Source_20_Text">CallableStatement</text:span></text:span><text:span text:style-name="Strong_20_Emphasis">?</text:span></text:h>
      <text:p text:style-name="Text_20_body">O <text:span text:style-name="Source_20_Text">CallableStatement</text:span> é uma interface do <text:span text:style-name="Strong_20_Emphasis">JDBC</text:span> usada para <text:span text:style-name="Strong_20_Emphasis">chamar stored procedures (procedimentos armazenados)</text:span> dentro do banco de dados. Ele é similar ao <text:span text:style-name="Source_20_Text">PreparedStatement</text:span>, mas ao invés de executar consultas SQL diretas, ele <text:span text:style-name="Strong_20_Emphasis">chama funções e procedimentos armazenados</text:span> no banco.</text:p>
      <text:p text:style-name="Horizontal_20_Line"/>
      <text:h text:style-name="Heading_20_2" text:outline-level="2">🚀 <text:span text:style-name="Strong_20_Emphasis">Vantagens do </text:span><text:span text:style-name="Strong_20_Emphasis"><text:span text:style-name="Source_20_Text">CallableStatement</text:span></text:span></text:h>
      <text:p text:style-name="Text_20_body">✅ <text:span text:style-name="Strong_20_Emphasis">Melhora a performance</text:span> → Procedimentos armazenados são pré-compilados no banco, reduzindo o tempo de execução.<text:line-break/>✅ <text:span text:style-name="Strong_20_Emphasis">Reutilização de código</text:span> → A lógica do banco fica centralizada nos stored procedures, evitando repetição de código na aplicação.<text:line-break/>✅ <text:span text:style-name="Strong_20_Emphasis">Melhor segurança</text:span> → Reduz a exposição direta de consultas SQL no código Java.</text:p>
      <text:p text:style-name="Horizontal_20_Line"/>
      <text:h text:style-name="Heading_20_2" text:outline-level="2">🔹 <text:span text:style-name="Strong_20_Emphasis">Sintaxe básica</text:span></text:h>
      <text:p text:style-name="Text_20_body">O <text:span text:style-name="Source_20_Text">CallableStatement</text:span> é criado a partir da conexão do banco (<text:span text:style-name="Source_20_Text">Connection</text:span>) usando o método <text:span text:style-name="Source_20_Text">prepareCall()</text:span>.</text:p>
      <text:h text:style-name="Heading_20_3" text:outline-level="3">📌 <text:span text:style-name="Strong_20_Emphasis">Sintaxe para chamar uma Stored Procedure</text:span></text:h>
      <text:p text:style-name="P3"><text:span text:style-name="Source_20_Text">CallableStatement cstmt = connection.prepareCall("{call minha_procedure(?, ?, ?)}");</text:span></text:p>
      <text:list xml:id="list2539569220" text:style-name="L8">
        <text:list-item>
          <text:p text:style-name="P11">O <text:span text:style-name="Source_20_Text">{call minha_procedure(?, ?, ?)}</text:span> representa a chamada para um <text:span text:style-name="Strong_20_Emphasis">procedimento armazenado</text:span> no banco, que pode ter <text:span text:style-name="Strong_20_Emphasis">parâmetros de entrada (</text:span><text:span text:style-name="Strong_20_Emphasis"><text:span text:style-name="Source_20_Text">?</text:span></text:span><text:span text:style-name="Strong_20_Emphasis">) e saída (</text:span><text:span text:style-name="Strong_20_Emphasis"><text:span text:style-name="Source_20_Text">?</text:span></text:span><text:span text:style-name="Strong_20_Emphasis">)</text:span>.</text:p>
        </text:list-item>
      </text:list>
      <text:p text:style-name="Horizontal_20_Line"/>
      <text:h text:style-name="Heading_20_2" text:outline-level="2">🔹 <text:span text:style-name="Strong_20_Emphasis">Exemplo prático</text:span></text:h>
      <text:p text:style-name="Text_20_body">Vamos criar um exemplo completo, com <text:span text:style-name="Strong_20_Emphasis">MySQL</text:span>, onde chamamos um <text:span text:style-name="Strong_20_Emphasis">stored procedure</text:span> para inserir um novo cliente no banco.</text:p>
      <text:h text:style-name="Heading_20_3" text:outline-level="3"><text:soft-page-break/>📌 <text:span text:style-name="Strong_20_Emphasis">1️⃣ Criando a Stored Procedure no banco MySQL</text:span></text:h>
      <text:p text:style-name="Preformatted_20_Text"><text:span text:style-name="Source_20_Text">DELIMITER //</text:span></text:p>
      <text:p text:style-name="Preformatted_20_Text"><text:span text:style-name="Source_20_Text">CREATE PROCEDURE inserir_cliente(</text:span></text:p>
      <text:p text:style-name="Preformatted_20_Text"><text:span text:style-name="Source_20_Text"><text:s text:c="4"/>IN p_nome VARCHAR(100),</text:span></text:p>
      <text:p text:style-name="Preformatted_20_Text"><text:span text:style-name="Source_20_Text"><text:s text:c="4"/>IN p_idade INT</text:span></text:p>
      <text:p text:style-name="Preformatted_20_Text"><text:span text:style-name="Source_20_Text">)</text:span></text:p>
      <text:p text:style-name="Preformatted_20_Text"><text:span text:style-name="Source_20_Text">BEGIN</text:span></text:p>
      <text:p text:style-name="Preformatted_20_Text"><text:span text:style-name="Source_20_Text"><text:s text:c="4"/>INSERT INTO clientes (nome, idade) VALUES (p_nome, p_idade);</text:span></text:p>
      <text:p text:style-name="Preformatted_20_Text"><text:span text:style-name="Source_20_Text">END //</text:span></text:p>
      <text:p text:style-name="P3"><text:span text:style-name="Source_20_Text">DELIMITER ;</text:span></text:p>
      <text:p text:style-name="Text_20_body">Essa <text:span text:style-name="Strong_20_Emphasis">stored procedure</text:span> recebe <text:span text:style-name="Strong_20_Emphasis">dois parâmetros</text:span> (<text:span text:style-name="Source_20_Text">p_nome</text:span> e <text:span text:style-name="Source_20_Text">p_idade</text:span>) e insere um novo cliente na tabela <text:span text:style-name="Source_20_Text">clientes</text:span>.</text:p>
      <text:p text:style-name="Horizontal_20_Line"/>
      <text:h text:style-name="Heading_20_3" text:outline-level="3">📌 <text:span text:style-name="Strong_20_Emphasis">2️⃣ Chamando a Stored Procedure com </text:span><text:span text:style-name="Strong_20_Emphasis"><text:span text:style-name="Source_20_Text">CallableStatement</text:span></text:span></text:h>
      <text:p text:style-name="Text_20_body">Agora, no Java, usamos o <text:span text:style-name="Source_20_Text">CallableStatement</text:span> para executar essa procedure:</text:p>
      <text:p text:style-name="Preformatted_20_Text"><text:span text:style-name="Source_20_Text">import java.sql.*;</text:span></text:p>
      <text:p text:style-name="Preformatted_20_Text"/>
      <text:p text:style-name="Preformatted_20_Text"><text:span text:style-name="Source_20_Text">public class ExemploCallableStatement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tring url = "jdbc:mysql://localhost:3306/meu_banco";</text:span></text:p>
      <text:p text:style-name="Preformatted_20_Text"><text:span text:style-name="Source_20_Text"><text:s text:c="8"/>String usuario = "root";</text:span></text:p>
      <text:p text:style-name="Preformatted_20_Text"><text:span text:style-name="Source_20_Text"><text:s text:c="8"/>String senha = "123456";</text:span></text:p>
      <text:p text:style-name="Preformatted_20_Text"/>
      <text:p text:style-name="Preformatted_20_Text"><text:span text:style-name="Source_20_Text"><text:s text:c="8"/>try (Connection conn = DriverManager.getConnection(url, usuario, senha);</text:span></text:p>
      <text:p text:style-name="Preformatted_20_Text"><text:span text:style-name="Source_20_Text"><text:s text:c="13"/>CallableStatement cstmt = conn.prepareCall("{call inserir_cliente(?, ?)}")) {</text:span></text:p>
      <text:p text:style-name="Preformatted_20_Text"/>
      <text:p text:style-name="Preformatted_20_Text"><text:span text:style-name="Source_20_Text"><text:s text:c="12"/>// Definindo os parâmetros da procedure</text:span></text:p>
      <text:p text:style-name="Preformatted_20_Text"><text:span text:style-name="Source_20_Text"><text:s text:c="12"/>cstmt.setString(1, "Carlos");</text:span></text:p>
      <text:p text:style-name="Preformatted_20_Text"><text:span text:style-name="Source_20_Text"><text:s text:c="12"/>cstmt.setInt(2, 30);</text:span></text:p>
      <text:p text:style-name="Preformatted_20_Text"/>
      <text:p text:style-name="Preformatted_20_Text"><text:span text:style-name="Source_20_Text"><text:s text:c="12"/>// Executando a procedure</text:span></text:p>
      <text:p text:style-name="Preformatted_20_Text"><text:span text:style-name="Source_20_Text"><text:s text:c="12"/>cstmt.execute();</text:span></text:p>
      <text:p text:style-name="Preformatted_20_Text"><text:span text:style-name="Source_20_Text"><text:s text:c="12"/>System.out.println("Cliente inserido com sucesso!");</text:span></text:p>
      <text:p text:style-name="Preformatted_20_Text"/>
      <text:p text:style-name="Preformatted_20_Text"><text:span text:style-name="Source_20_Text"><text:s text:c="8"/>} catch (SQLException e) {</text:span></text:p>
      <text:p text:style-name="Preformatted_20_Text"><text:span text:style-name="Source_20_Text"><text:s text:c="12"/>e.printStackTrace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Text_20_body">🔹 <text:span text:style-name="Strong_20_Emphasis">Explicação</text:span>:</text:p>
      <text:list xml:id="list2291999480" text:style-name="L9">
        <text:list-item>
          <text:p text:style-name="P12">Criamos a conexão com o banco.</text:p>
        </text:list-item>
        <text:list-item>
          <text:p text:style-name="P12">Usamos <text:span text:style-name="Source_20_Text">prepareCall("{call inserir_cliente(?, ?)}")</text:span> para chamar a stored procedure.</text:p>
        </text:list-item>
        <text:list-item>
          <text:p text:style-name="P12">Definimos os valores com <text:span text:style-name="Source_20_Text">setString(1, "Carlos")</text:span> e <text:span text:style-name="Source_20_Text">setInt(2, 30)</text:span>.</text:p>
        </text:list-item>
        <text:list-item>
          <text:p text:style-name="P12">Chamamos <text:span text:style-name="Source_20_Text">execute()</text:span> para rodar a procedure no banco.</text:p>
        </text:list-item>
      </text:list>
      <text:p text:style-name="Horizontal_20_Line"/>
      <text:h text:style-name="Heading_20_2" text:outline-level="2"><text:soft-page-break/>🔹 <text:span text:style-name="Strong_20_Emphasis">Usando parâmetros de saída (</text:span><text:span text:style-name="Strong_20_Emphasis"><text:span text:style-name="Source_20_Text">OUT</text:span></text:span><text:span text:style-name="Strong_20_Emphasis">)</text:span></text:h>
      <text:p text:style-name="Text_20_body">Algumas stored procedures retornam valores. Para capturar esses valores no Java, usamos <text:span text:style-name="Strong_20_Emphasis">parâmetros de saída</text:span>.</text:p>
      <text:h text:style-name="Heading_20_3" text:outline-level="3">📌 <text:span text:style-name="Strong_20_Emphasis">1️⃣ Criando a Stored Procedure com um parâmetro de saída</text:span></text:h>
      <text:p text:style-name="Preformatted_20_Text"><text:span text:style-name="Source_20_Text">DELIMITER //</text:span></text:p>
      <text:p text:style-name="Preformatted_20_Text"><text:span text:style-name="Source_20_Text">CREATE PROCEDURE contar_clientes(OUT total INT)</text:span></text:p>
      <text:p text:style-name="Preformatted_20_Text"><text:span text:style-name="Source_20_Text">BEGIN</text:span></text:p>
      <text:p text:style-name="Preformatted_20_Text"><text:span text:style-name="Source_20_Text"><text:s text:c="4"/>SELECT COUNT(*) INTO total FROM clientes;</text:span></text:p>
      <text:p text:style-name="Preformatted_20_Text"><text:span text:style-name="Source_20_Text">END //</text:span></text:p>
      <text:p text:style-name="P3"><text:span text:style-name="Source_20_Text">DELIMITER ;</text:span></text:p>
      <text:p text:style-name="Text_20_body">Essa procedure conta quantos clientes existem na tabela e armazena o valor no parâmetro de saída <text:span text:style-name="Source_20_Text">total</text:span>.</text:p>
      <text:p text:style-name="Horizontal_20_Line"/>
      <text:h text:style-name="Heading_20_3" text:outline-level="3">📌 <text:span text:style-name="Strong_20_Emphasis">2️⃣ Chamando a Stored Procedure com saída no Java</text:span></text:h>
      <text:p text:style-name="Preformatted_20_Text"><text:span text:style-name="Source_20_Text">CallableStatement cstmt = conn.prepareCall("{call contar_clientes(?)}");</text:span></text:p>
      <text:p text:style-name="Preformatted_20_Text"/>
      <text:p text:style-name="Preformatted_20_Text"><text:span text:style-name="Source_20_Text">// Registrando o parâmetro de saída (tipo INT)</text:span></text:p>
      <text:p text:style-name="Preformatted_20_Text"><text:span text:style-name="Source_20_Text">cstmt.registerOutParameter(1, Types.INTEGER);</text:span></text:p>
      <text:p text:style-name="Preformatted_20_Text"/>
      <text:p text:style-name="Preformatted_20_Text"><text:span text:style-name="Source_20_Text">// Executando a procedure</text:span></text:p>
      <text:p text:style-name="Preformatted_20_Text"><text:span text:style-name="Source_20_Text">cstmt.execute();</text:span></text:p>
      <text:p text:style-name="Preformatted_20_Text"/>
      <text:p text:style-name="Preformatted_20_Text"><text:span text:style-name="Source_20_Text">// Obtendo o valor de saída</text:span></text:p>
      <text:p text:style-name="Preformatted_20_Text"><text:span text:style-name="Source_20_Text">int totalClientes = cstmt.getInt(1);</text:span></text:p>
      <text:p text:style-name="P3"><text:span text:style-name="Source_20_Text">System.out.println("Total de clientes: " + totalClientes);</text:span></text:p>
      <text:p text:style-name="Text_20_body">🔹 <text:span text:style-name="Strong_20_Emphasis">Explicação</text:span>:</text:p>
      <text:list xml:id="list1742234889" text:style-name="L10">
        <text:list-item>
          <text:p text:style-name="P13"><text:span text:style-name="Source_20_Text">registerOutParameter(1, Types.INTEGER)</text:span> → Define o primeiro parâmetro (<text:span text:style-name="Source_20_Text">?</text:span>) como um valor de saída (<text:span text:style-name="Source_20_Text">OUT</text:span>).</text:p>
        </text:list-item>
        <text:list-item>
          <text:p text:style-name="P13"><text:span text:style-name="Source_20_Text">cstmt.getInt(1)</text:span> → Obtém o resultado da procedure.</text:p>
        </text:list-item>
      </text:list>
      <text:p text:style-name="Horizontal_20_Line"/>
      <text:h text:style-name="Heading_20_2" text:outline-level="2">🔹 <text:span text:style-name="Strong_20_Emphasis">Comparação entre </text:span><text:span text:style-name="Strong_20_Emphasis"><text:span text:style-name="Source_20_Text">Statement</text:span></text:span><text:span text:style-name="Strong_20_Emphasis">, </text:span><text:span text:style-name="Strong_20_Emphasis"><text:span text:style-name="Source_20_Text">PreparedStatement</text:span></text:span><text:span text:style-name="Strong_20_Emphasis"> e </text:span><text:span text:style-name="Strong_20_Emphasis"><text:span text:style-name="Source_20_Text">CallableStatement</text:span>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leLine94230319075344">
            <table:table-cell table:style-name="Tabela3.A1" office:value-type="string">
              <text:p text:style-name="Table_20_Heading">Característica</text:p>
            </table:table-cell>
            <table:table-cell table:style-name="Tabela3.A1" office:value-type="string">
              <text:p text:style-name="Table_20_Heading"><text:span text:style-name="Source_20_Text">Statement</text:span></text:p>
            </table:table-cell>
            <table:table-cell table:style-name="Tabela3.A1" office:value-type="string">
              <text:p text:style-name="Table_20_Heading"><text:span text:style-name="Source_20_Text">PreparedStatement</text:span></text:p>
            </table:table-cell>
            <table:table-cell table:style-name="Tabela3.A1" office:value-type="string">
              <text:p text:style-name="Table_20_Heading"><text:span text:style-name="Source_20_Text">CallableStatement</text:span></text:p>
            </table:table-cell>
          </table:table-row>
        </table:table-header-rows>
        <table:table-row table:style-name="TableLine94230319075344">
          <table:table-cell table:style-name="Tabela3.A1" office:value-type="string">
            <text:p text:style-name="Table_20_Contents"><text:span text:style-name="Strong_20_Emphasis">Finalidade</text:span></text:p>
          </table:table-cell>
          <table:table-cell table:style-name="Tabela3.A1" office:value-type="string">
            <text:p text:style-name="Table_20_Contents">Comandos SQL diretos</text:p>
          </table:table-cell>
          <table:table-cell table:style-name="Tabela3.A1" office:value-type="string">
            <text:p text:style-name="Table_20_Contents">Comandos SQL parametrizados</text:p>
          </table:table-cell>
          <table:table-cell table:style-name="Tabela3.A1" office:value-type="string">
            <text:p text:style-name="Table_20_Contents">Chamar Stored Procedures</text:p>
          </table:table-cell>
        </table:table-row>
        <table:table-row table:style-name="TableLine94230319075344">
          <table:table-cell table:style-name="Tabela3.A1" office:value-type="string">
            <text:p text:style-name="Table_20_Contents"><text:span text:style-name="Strong_20_Emphasis">Segurança</text:span></text:p>
          </table:table-cell>
          <table:table-cell table:style-name="Tabela3.A1" office:value-type="string">
            <text:p text:style-name="Table_20_Contents">Vulnerável a SQL Injection</text:p>
          </table:table-cell>
          <table:table-cell table:style-name="Tabela3.A1" office:value-type="string">
            <text:p text:style-name="Table_20_Contents">Protegido contra SQL Injection</text:p>
          </table:table-cell>
          <table:table-cell table:style-name="Tabela3.A1" office:value-type="string">
            <text:p text:style-name="Table_20_Contents">Protegido contra SQL Injection</text:p>
          </table:table-cell>
        </table:table-row>
        <table:table-row table:style-name="TableLine94230319075344">
          <table:table-cell table:style-name="Tabela3.A1" office:value-type="string">
            <text:p text:style-name="Table_20_Contents"><text:span text:style-name="Strong_20_Emphasis">Reuso</text:span></text:p>
          </table:table-cell>
          <table:table-cell table:style-name="Tabela3.A1" office:value-type="string">
            <text:p text:style-name="Table_20_Contents">Não reutilizável</text:p>
          </table:table-cell>
          <table:table-cell table:style-name="Tabela3.A1" office:value-type="string">
            <text:p text:style-name="Table_20_Contents">Reutilizável</text:p>
          </table:table-cell>
          <table:table-cell table:style-name="Tabela3.A1" office:value-type="string">
            <text:p text:style-name="Table_20_Contents">Reutilizável</text:p>
          </table:table-cell>
        </table:table-row>
        <table:table-row table:style-name="TableLine94230319075344">
          <table:table-cell table:style-name="Tabela3.A1" office:value-type="string">
            <text:p text:style-name="Table_20_Contents"><text:span text:style-name="Strong_20_Emphasis">Performance</text:span></text:p>
          </table:table-cell>
          <table:table-cell table:style-name="Tabela3.A1" office:value-type="string">
            <text:p text:style-name="Table_20_Contents">Média</text:p>
          </table:table-cell>
          <table:table-cell table:style-name="Tabela3.A1" office:value-type="string">
            <text:p text:style-name="Table_20_Contents">Boa (pré-compilado)</text:p>
          </table:table-cell>
          <table:table-cell table:style-name="Tabela3.A1" office:value-type="string">
            <text:p text:style-name="Table_20_Contents">Alta (executado no banco)</text:p>
          </table:table-cell>
        </table:table-row>
        <table:table-row table:style-name="TableLine94230319075344">
          <table:table-cell table:style-name="Tabela3.A1" office:value-type="string">
            <text:p text:style-name="Table_20_Contents"><text:span text:style-name="Strong_20_Emphasis">Aceita parâmetros</text:span></text:p>
          </table:table-cell>
          <table:table-cell table:style-name="Tabela3.A1" office:value-type="string">
            <text:p text:style-name="Table_20_Contents">Não</text:p>
          </table:table-cell>
          <table:table-cell table:style-name="Tabela3.A1" office:value-type="string">
            <text:p text:style-name="Table_20_Contents">Sim (<text:span text:style-name="Source_20_Text">?</text:span>)</text:p>
          </table:table-cell>
          <table:table-cell table:style-name="Tabela3.A1" office:value-type="string">
            <text:p text:style-name="Table_20_Contents">Sim (<text:span text:style-name="Source_20_Text">IN</text:span>, <text:span text:style-name="Source_20_Text">OUT</text:span>)</text:p>
          </table:table-cell>
        </table:table-row>
        <text:soft-page-break/>
        <table:table-row table:style-name="TableLine94230319075344">
          <table:table-cell table:style-name="Tabela3.A1" office:value-type="string">
            <text:p text:style-name="Table_20_Contents"><text:span text:style-name="Strong_20_Emphasis">Aceita saída de dados</text:span></text:p>
          </table:table-cell>
          <table:table-cell table:style-name="Tabela3.A1" office:value-type="string">
            <text:p text:style-name="Table_20_Contents">Apenas consultas (<text:span text:style-name="Source_20_Text">SELECT</text:span>)</text:p>
          </table:table-cell>
          <table:table-cell table:style-name="Tabela3.A1" office:value-type="string">
            <text:p text:style-name="Table_20_Contents">Apenas consultas (<text:span text:style-name="Source_20_Text">SELECT</text:span>)</text:p>
          </table:table-cell>
          <table:table-cell table:style-name="Tabela3.A1" office:value-type="string">
            <text:p text:style-name="Table_20_Contents">Sim (<text:span text:style-name="Source_20_Text">OUT</text:span>, <text:span text:style-name="Source_20_Text">INOUT</text:span>)</text:p>
          </table:table-cell>
        </table:table-row>
      </table:table>
      <text:p text:style-name="Horizontal_20_Line"/>
      <text:h text:style-name="Heading_20_2" text:outline-level="2">📌 <text:span text:style-name="Strong_20_Emphasis">Conclusão</text:span></text:h>
      <text:list xml:id="list1426466905" text:style-name="L11">
        <text:list-item>
          <text:p text:style-name="P14"><text:span text:style-name="Strong_20_Emphasis">Use </text:span><text:span text:style-name="Strong_20_Emphasis"><text:span text:style-name="Source_20_Text">CallableStatement</text:span></text:span><text:span text:style-name="Strong_20_Emphasis"> para chamar stored procedures no banco de dados.</text:span></text:p>
        </text:list-item>
        <text:list-item>
          <text:p text:style-name="P14"><text:span text:style-name="Strong_20_Emphasis">Ele suporta parâmetros de entrada e saída</text:span>, permitindo recuperar valores diretamente do banco.</text:p>
        </text:list-item>
        <text:list-item>
          <text:p text:style-name="P14"><text:span text:style-name="Strong_20_Emphasis">Melhora a segurança e o desempenho</text:span> da aplicação.</text:p>
        </text:list-item>
      </text:list>
      <text:p text:style-name="Text_20_body"><text:span text:style-name="Strong_20_Emphasis"/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3T17:35:22.999563408</dc:date>
    <meta:editing-duration>PT25M41S</meta:editing-duration>
    <meta:editing-cycles>1</meta:editing-cycles>
    <meta:document-statistic meta:table-count="3" meta:image-count="0" meta:object-count="0" meta:page-count="9" meta:paragraph-count="266" meta:word-count="1605" meta:character-count="11936" meta:non-whitespace-character-count="10110"/>
    <meta:generator>LibreOffice/7.0.4.2$Linux_X86_64 LibreOffice_project/00$Build-2</meta:generator>
  </office:meta>
</office:document-meta>
</file>